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8384" calcext:value-type="float">
            <text:p>58.6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201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704" calcext:value-type="float">
            <text:p>58.5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201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201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4008" calcext:value-type="float">
            <text:p>57.2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200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1104" calcext:value-type="float">
            <text:p>53.7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200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7424" calcext:value-type="float">
            <text:p>54.8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199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5944" calcext:value-type="float">
            <text:p>54.4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199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7464" calcext:value-type="float">
            <text:p>55.1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8576" calcext:value-type="float">
            <text:p>54.1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199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8128" calcext:value-type="float">
            <text:p>52.0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199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5752" calcext:value-type="float">
            <text:p>51.3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1184" calcext:value-type="float">
            <text:p>54.4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732" calcext:value-type="float">
            <text:p>54.7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3064" calcext:value-type="float">
            <text:p>54.2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198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198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198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198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8016" calcext:value-type="float">
            <text:p>61.0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6176" calcext:value-type="float">
            <text:p>61.6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201</text:p>
          </table:table-cell>
          <table:table-cell office:value-type="string" calcext:value-type="string">
            <text:p>Savage Quad</text:p>
          </table:table-cell>
          <table:table-cell office:value-type="string" calcext:value-type="string">
            <text:p>197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6176" calcext:value-type="float">
            <text:p>61.6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